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4.552cm" table:align="left"/>
    </style:style>
    <style:style style:name="Tableau1.A" style:family="table-column">
      <style:table-column-properties style:column-width="2.372cm"/>
    </style:style>
    <style:style style:name="Tableau1.B" style:family="table-column">
      <style:table-column-properties style:column-width="12.18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5.386cm" table:align="left"/>
    </style:style>
    <style:style style:name="Tableau2.A" style:family="table-column">
      <style:table-column-properties style:column-width="3.057cm"/>
    </style:style>
    <style:style style:name="Tableau2.B" style:family="table-column">
      <style:table-column-properties style:column-width="12.33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569d8" officeooo:paragraph-rsid="001569d8"/>
    </style:style>
    <style:style style:name="P3" style:family="paragraph" style:parent-style-name="Preformatted_20_Text">
      <style:text-properties style:font-name="Lucida Console" fo:font-size="14pt" officeooo:rsid="001569d8" officeooo:paragraph-rsid="001569d8" style:font-size-asian="14pt" style:font-size-complex="14p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Lucida Console" fo:font-size="14pt" officeooo:rsid="001569d8" officeooo:paragraph-rsid="0019ed45" style:font-size-asian="14pt" style:font-size-complex="14pt"/>
    </style:style>
    <style:style style:name="P5" style:family="paragraph" style:parent-style-name="Preformatted_20_Text">
      <style:text-properties style:font-name="Lucida Console" fo:font-size="14pt" officeooo:rsid="001569d8" officeooo:paragraph-rsid="0019ed45" style:font-size-asian="14pt" style:font-size-complex="14pt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18a0fb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9ed45"/>
    </style:style>
    <style:style style:name="P8" style:family="paragraph" style:parent-style-name="Preformatted_20_Text">
      <style:text-properties officeooo:paragraph-rsid="0019ed45"/>
    </style:style>
    <style:style style:name="P9" style:family="paragraph" style:parent-style-name="Preformatted_20_Text">
      <style:text-properties style:font-name="Arial Narrow" fo:font-size="12pt" officeooo:rsid="001569d8" officeooo:paragraph-rsid="001569d8" style:font-size-asian="12pt" style:font-size-complex="12pt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1a303d"/>
    </style:style>
    <style:style style:name="P11" style:family="paragraph" style:parent-style-name="Standard">
      <style:text-properties officeooo:paragraph-rsid="001569d8"/>
    </style:style>
    <style:style style:name="P12" style:family="paragraph" style:parent-style-name="Standard">
      <style:text-properties style:font-name="Lucida Console" fo:font-size="14pt" officeooo:rsid="001569d8" officeooo:paragraph-rsid="001569d8" style:font-size-asian="14pt" style:font-size-complex="14pt"/>
    </style:style>
    <style:style style:name="P13" style:family="paragraph" style:parent-style-name="Standard">
      <style:text-properties style:font-name="Arial Narrow" fo:font-size="12pt" officeooo:rsid="001569d8" officeooo:paragraph-rsid="001569d8" style:font-size-asian="12pt" style:font-size-complex="12pt"/>
    </style:style>
    <style:style style:name="P14" style:family="paragraph" style:parent-style-name="Standard">
      <style:text-properties style:font-name="Arial Narrow" fo:font-size="12pt" officeooo:rsid="001569d8" officeooo:paragraph-rsid="0019ed45" style:font-size-asian="12pt" style:font-size-complex="12pt"/>
    </style:style>
    <style:style style:name="P15" style:family="paragraph" style:parent-style-name="Standard">
      <style:text-properties style:font-name="Arial Narrow" fo:font-size="12pt" officeooo:rsid="001569d8" officeooo:paragraph-rsid="001fff5e" style:font-size-asian="12pt" style:font-size-complex="12pt"/>
    </style:style>
    <style:style style:name="P16" style:family="paragraph" style:parent-style-name="Standard">
      <style:paragraph-properties fo:margin-top="0cm" fo:margin-bottom="0.499cm" style:contextual-spacing="false"/>
      <style:text-properties style:font-name="Arial Narrow" fo:font-size="12pt" officeooo:rsid="001569d8" officeooo:paragraph-rsid="001fff5e" style:font-size-asian="12pt" style:font-size-complex="12pt"/>
    </style:style>
    <style:style style:name="P17" style:family="paragraph" style:parent-style-name="Standard">
      <style:text-properties style:font-name="Arial Narrow" fo:font-size="12pt" style:text-underline-style="solid" style:text-underline-width="auto" style:text-underline-color="font-color" officeooo:rsid="001569d8" officeooo:paragraph-rsid="001569d8" style:font-size-asian="12pt" style:font-size-complex="12pt"/>
    </style:style>
    <style:style style:name="P18" style:family="paragraph" style:parent-style-name="Table_20_Contents">
      <style:text-properties style:font-name="Arial Narrow" fo:font-size="12pt" style:font-size-asian="12pt" style:font-size-complex="12pt"/>
    </style:style>
    <style:style style:name="P19" style:family="paragraph" style:parent-style-name="Text_20_body">
      <style:text-properties style:font-name="Lucida Console" fo:font-size="14pt" officeooo:rsid="001569d8" officeooo:paragraph-rsid="001569d8" style:font-size-asian="14pt" style:font-size-complex="14pt"/>
    </style:style>
    <style:style style:name="P20" style:family="paragraph" style:parent-style-name="Text_20_body">
      <style:text-properties style:font-name="Lucida Console" fo:font-size="14pt" officeooo:rsid="001569d8" officeooo:paragraph-rsid="001fff5e" style:font-size-asian="14pt" style:font-size-complex="14pt"/>
    </style:style>
    <style:style style:name="P21" style:family="paragraph" style:parent-style-name="Text_20_body">
      <style:paragraph-properties fo:margin-top="0cm" fo:margin-bottom="0.499cm" style:contextual-spacing="false"/>
      <style:text-properties style:font-name="Lucida Console" fo:font-size="14pt" officeooo:rsid="001569d8" officeooo:paragraph-rsid="001fff5e" style:font-size-asian="14pt" style:font-size-complex="14pt"/>
    </style:style>
    <style:style style:name="P22" style:family="paragraph" style:parent-style-name="Text_20_body">
      <style:paragraph-properties fo:margin-top="0cm" fo:margin-bottom="0.499cm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>
      <style:text-properties style:font-name="Arial Narrow" fo:font-size="12pt" style:font-size-asian="12pt" style:font-size-complex="12pt"/>
    </style:style>
    <style:style style:name="P29" style:family="paragraph" style:parent-style-name="Text_20_body">
      <style:text-properties style:font-name="Arial Narrow" fo:font-size="12pt" officeooo:rsid="001569d8" officeooo:paragraph-rsid="001569d8" style:font-size-asian="12pt" style:font-size-complex="12pt"/>
    </style:style>
    <style:style style:name="P30" style:family="paragraph" style:parent-style-name="Text_20_body" style:list-style-name="L12">
      <style:text-properties style:font-name="Arial Narrow" fo:font-size="12pt" style:font-size-asian="12pt" style:font-size-complex="12pt"/>
    </style:style>
    <style:style style:name="P31" style:family="paragraph" style:parent-style-name="Text_20_body" style:list-style-name="L13">
      <style:text-properties style:font-name="Arial Narrow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officeooo:rsid="0016e2da"/>
    </style:style>
    <style:style style:name="T4" style:family="text">
      <style:text-properties style:font-name="Arial Narrow" fo:font-size="12pt" style:font-size-asian="12pt" style:font-size-complex="12pt"/>
    </style:style>
    <style:style style:name="T5" style:family="text">
      <style:text-properties style:font-name="Arial Narrow" fo:font-size="12pt" officeooo:rsid="001569d8" style:font-size-asian="12pt" style:font-size-complex="12pt"/>
    </style:style>
    <style:style style:name="T6" style:family="text">
      <style:text-properties style:font-name="Arial Narrow" fo:font-size="12pt" officeooo:rsid="0019eac3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GIT </text:p>
      <text:p text:style-name="P13"/>
      <text:p text:style-name="P13"><text:span text:style-name="T2">SETUP</text:span></text:p>
      <text:p text:style-name="P13">Configuring user information used across all local repositories</text:p>
      <text:p text:style-name="P13"/>
      <text:p text:style-name="P3"><text:span text:style-name="Source_20_Text"><text:span text:style-name="T4">git config -l</text:span></text:span></text:p>
      <text:p text:style-name="P13"/>
      <text:p text:style-name="P13"/>
      <text:p text:style-name="P13">git config --global user.name “[firstname lastname]”</text:p>
      <text:p text:style-name="P13">set a name that is identifiable for credit when review version history</text:p>
      <text:p text:style-name="P13"/>
      <text:p text:style-name="P13">git config --global user.email “[valid-email]”</text:p>
      <text:p text:style-name="P13">set an email address that will be associated with each history marker</text:p>
      <text:p text:style-name="P13"/>
      <text:p text:style-name="P13">git config --global color.ui auto</text:p>
      <text:p text:style-name="P13">set automatic command line coloring for Git for easy reviewing</text:p>
      <text:p text:style-name="P13"/>
      <text:p text:style-name="P13"/>
      <text:p text:style-name="P17">SETUP &amp; INIT</text:p>
      <text:p text:style-name="P13"/>
      <text:p text:style-name="P13">Configuring user information, initializing and cloning repositories</text:p>
      <text:p text:style-name="P13"/>
      <text:p text:style-name="P13">git init</text:p>
      <text:p text:style-name="P13">initialize an existing directory as a Git repository</text:p>
      <text:p text:style-name="P13"/>
      <text:p text:style-name="P13">git init [project name] : <text:s/>Create a new local repository in the current directory. If</text:p>
      <text:p text:style-name="P13">[project name] is provided, Git will create a new directory</text:p>
      <text:p text:style-name="P13">named [project name] and will initialize a repository inside it.</text:p>
      <text:p text:style-name="P13"/>
      <text:p text:style-name="P13"/>
      <text:p text:style-name="P13"/>
      <text:p text:style-name="P13">git clone [url]</text:p>
      <text:p text:style-name="P13">retrieve an entire repository from a hosted location via URL</text:p>
      <text:p text:style-name="P13"/>
      <text:p text:style-name="P2"><text:span text:style-name="Source_20_Text"><text:span text:style-name="T4">git clone -b &lt;Branch_name&gt; &lt;Repo_URL&gt;</text:span></text:span></text:p>
      <text:p text:style-name="P13"/>
      <text:p text:style-name="P13"><text:span text:style-name="T1">STAGE &amp; SNAPSHOT</text:span></text:p>
      <text:p text:style-name="P13">Working with snapshots and the Git staging area</text:p>
      <text:p text:style-name="P13"/>
      <text:p text:style-name="P13">git status</text:p>
      <text:p text:style-name="P13">show modified files in working directory, staged for your next commit</text:p>
      <text:p text:style-name="P13"/>
      <text:p text:style-name="P13">git add [file]</text:p>
      <text:p text:style-name="P13">add a file as it looks now to your next commit (stage)</text:p>
      <text:p text:style-name="P13"/>
      <text:p text:style-name="P13">Stage all changed files, ready for commit</text:p>
      <text:p text:style-name="P13">git add .</text:p>
      <text:p text:style-name="P13"/>
      <text:p text:style-name="P3"><text:span text:style-name="Source_20_Text"><text:span text:style-name="T4">git add fil*</text:span></text:span></text:p>
      <text:p text:style-name="P13"/>
      <text:p text:style-name="P13"/>
      <text:p text:style-name="P13">git reset [file] : <text:s/>Revert some paths in the index (or the whole index) to their</text:p>
      <text:p text:style-name="P13"><text:soft-page-break/>state in HEAD,</text:p>
      <text:p text:style-name="P13"/>
      <text:p text:style-name="P13">unstage a file while retaining the changes in working directory</text:p>
      <text:p text:style-name="P13"/>
      <text:p text:style-name="P13">git diff</text:p>
      <text:p text:style-name="P13">diff of what is changed but not staged</text:p>
      <text:p text:style-name="P13"/>
      <text:p text:style-name="P13">git diff –staged</text:p>
      <text:p text:style-name="P13">diff of what is staged but not yet committed</text:p>
      <text:p text:style-name="P13"/>
      <text:p text:style-name="P13">Show the changes to staged files</text:p>
      <text:p text:style-name="P13">git diff –cached</text:p>
      <text:p text:style-name="P13"/>
      <text:p text:style-name="P13">Show all staged and unstaged file changes</text:p>
      <text:p text:style-name="P13">git diff HEAD</text:p>
      <text:p text:style-name="P13"/>
      <text:p text:style-name="P13">Show the changes between two commit ids</text:p>
      <text:p text:style-name="P13">git diff commit1 commit2</text:p>
      <text:p text:style-name="P13"/>
      <text:p text:style-name="P13">List the change dates and authors for a file</text:p>
      <text:p text:style-name="P13">git blame [file]</text:p>
      <text:p text:style-name="P13"/>
      <text:p text:style-name="P13">Show the file changes for a commit id and/or file</text:p>
      <text:p text:style-name="P13">git show [commit]:[file]</text:p>
      <text:p text:style-name="P13"/>
      <text:p text:style-name="P13">git commit -m “[descriptive message]”</text:p>
      <text:p text:style-name="P13">commit your staged content as a new commit snapshot</text:p>
      <text:p text:style-name="P13"/>
      <text:p text:style-name="P13">Commit all your tracked files to versioned history</text:p>
      <text:p text:style-name="P13">git commit -am “commit message”</text:p>
      <text:p text:style-name="P13"/>
      <text:p text:style-name="P19"><text:span text:style-name="Strong_20_Emphasis"><text:span text:style-name="T4">git commit -amend</text:span></text:span></text:p>
      <text:p text:style-name="Text_20_body"><text:span text:style-name="T4">The</text:span><text:span text:style-name="Strong_20_Emphasis"><text:span text:style-name="T4"> amend</text:span></text:span><text:span text:style-name="T4"> is used to edit the last commit. In case we need to change the last committed message, this command can be used.</text:span></text:p>
      <text:p text:style-name="P28"/>
      <text:p text:style-name="P1"><text:span text:style-name="Source_20_Text"><text:span text:style-name="T4">git commit -a -m"your commit message here"</text:span></text:span></text:p>
      <text:p text:style-name="P28"/>
      <text:p text:style-name="P13"/>
      <text:p text:style-name="P13"/>
      <text:p text:style-name="P13"/>
      <text:p text:style-name="P17">BRANCH &amp; MERGE</text:p>
      <text:p text:style-name="P13">Isolating work in branches, changing context, and integrating changes</text:p>
      <text:p text:style-name="P13"/>
      <text:p text:style-name="P13">git branch</text:p>
      <text:p text:style-name="P13">list your branches. a * will appear next to the currently active branch</text:p>
      <text:p text:style-name="P13"/>
      <text:p text:style-name="P13">git branch [branch-name]</text:p>
      <text:p text:style-name="P13">create a new branch at the current commit</text:p>
      <text:p text:style-name="P13"/>
      <text:p text:style-name="P13"><text:soft-page-break/>List all branches, local and remote</text:p>
      <text:p text:style-name="P13">git branch -av</text:p>
      <text:p text:style-name="P13"/>
      <text:p text:style-name="P13">Switch to a branch, my_branch, and update working directory</text:p>
      <text:p text:style-name="P13">git checkout my_branch</text:p>
      <text:p text:style-name="P13"/>
      <text:p text:style-name="P13">Create a new branch called new_branch</text:p>
      <text:p text:style-name="P13">git branch new_branch</text:p>
      <text:p text:style-name="P13"/>
      <text:p text:style-name="P13">Delete the branch called my_branch</text:p>
      <text:p text:style-name="P13">git branch -d my_branch</text:p>
      <text:p text:style-name="P13"/>
      <text:p text:style-name="P13">Merge branch_a into branch_b</text:p>
      <text:p text:style-name="P13">git checkout branch_b</text:p>
      <text:p text:style-name="P13">git merge branch_a</text:p>
      <text:p text:style-name="P13"/>
      <text:p text:style-name="P13">Tag the current commit</text:p>
      <text:p text:style-name="P13">git tag my_tag</text:p>
      <text:p text:style-name="P13"/>
      <text:p text:style-name="P11"><text:span text:style-name="T5">git tag &lt;tag-name&gt; : <text:s/></text:span>Creates a lightweight tag at the current commit. </text:p>
      <text:p text:style-name="P11"/>
      <text:p text:style-name="P11">git tag &lt;tag-name&gt; &lt;commit&gt; : <text:s/>Creates a lightweight tag at the specified commit. </text:p>
      <text:p text:style-name="P11"/>
      <text:p text:style-name="P11">git tag -a &lt;tag-name&gt; -m “&lt;message&gt;” : <text:s/>Creates an annotated tag at the current commit with a custom message. </text:p>
      <text:p text:style-name="P11"/>
      <text:p text:style-name="P11">git tag -d [name] : <text:s/>Remove a tag from local repository.</text:p>
      <text:p text:style-name="P13"/>
      <text:p text:style-name="P13">git checkout</text:p>
      <text:p text:style-name="P13">switch to another branch and check it out into your working directory</text:p>
      <text:p text:style-name="P13"/>
      <text:p text:style-name="P29">Create a local branch and switch to that branch:</text:p>
      <text:p text:style-name="P1"><text:span text:style-name="Source_20_Text"><text:span text:style-name="T4">git checkout -b &lt;branch_name&gt;</text:span></text:span></text:p>
      <text:p text:style-name="P1"><text:span text:style-name="Source_20_Text"><text:span text:style-name="T4"/></text:span></text:p>
      <text:p text:style-name="P22"><text:span text:style-name="Source_20_Text"><text:span text:style-name="T4">The following command is used to specify the </text:span></text:span><text:span text:style-name="Source_20_Text"><text:span text:style-name="Strong_20_Emphasis"><text:span text:style-name="T4">tagname</text:span></text:span></text:span><text:span text:style-name="Source_20_Text"><text:span text:style-name="T4"> as well as the branch that will be checked out.</text:span></text:span></text:p>
      <text:p text:style-name="P1"><text:span text:style-name="Source_20_Text"><text:span text:style-name="T4">git checkout tag&lt;/tag&gt; &lt;branch_name&gt;</text:span></text:span></text:p>
      <text:p text:style-name="P1"><text:span text:style-name="Source_20_Text"><text:span text:style-name="T4"/></text:span></text:p>
      <text:p text:style-name="P22"><text:span text:style-name="Source_20_Text"><text:span text:style-name="T4">Delete the file using the following command:</text:span></text:span></text:p>
      <text:p text:style-name="P1"><text:span text:style-name="Source_20_Text"><text:span text:style-name="T4">git rm file.txt : <text:s/>Remove file from working directory and staging area.</text:span></text:span></text:p>
      <text:p text:style-name="P1"><text:span text:style-name="Source_20_Text"><text:span text:style-name="T4">git mv oldfile newfile</text:span></text:span></text:p>
      <text:p text:style-name="P1"><text:span text:style-name="Source_20_Text"><text:span text:style-name="T4">git reset HEAD filename</text:span></text:span></text:p>
      <text:p text:style-name="P1"><text:span text:style-name="Source_20_Text"><text:span text:style-name="T4">git reset HEAD -p</text:span></text:span></text:p>
      <text:p text:style-name="P1"><text:soft-page-break/><text:span text:style-name="Source_20_Text"><text:span text:style-name="T4"/></text:span></text:p>
      <text:p text:style-name="P1"><text:span text:style-name="Source_20_Text"><text:span text:style-name="T4">git checkout -b branch_name</text:span></text:span></text:p>
      <text:p text:style-name="P1"><text:span text:style-name="Source_20_Text"><text:span text:style-name="T4">git checkout &lt;branch-name&gt; : Switches to the specified branch. </text:span></text:span></text:p>
      <text:p text:style-name="P1"><text:span text:style-name="Source_20_Text"><text:span text:style-name="T4">git checkout -b &lt;new-branch-name&gt; : <text:s/>Creates a new branch and switches to it. </text:span></text:span></text:p>
      <text:p text:style-name="P1"><text:span text:style-name="Source_20_Text"><text:span text:style-name="T4">git checkout — &lt;file&gt; : Discards changes made to the specified file and revert it to the version in the last commit. </text:span></text:span></text:p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p text:style-name="P1"><text:span text:style-name="Source_20_Text"><text:span text:style-name="T4">git branch : Lists all branches in the repository. </text:span></text:span></text:p>
      <text:p text:style-name="P1"><text:span text:style-name="Source_20_Text"><text:span text:style-name="T4">git branch &lt;branch-name&gt; : <text:s/>Creates a new branch with the specified name. </text:span></text:span></text:p>
      <text:p text:style-name="P1"><text:span text:style-name="Source_20_Text"><text:span text:style-name="T4">git branch -a : Lists all local and remote branches. </text:span></text:span></text:p>
      <text:p text:style-name="P1"><text:span text:style-name="Source_20_Text"><text:span text:style-name="T4">git branch -d branch_name : Deletes the specified branch. </text:span></text:span></text:p>
      <text:p text:style-name="P7"><text:span text:style-name="Source_20_Text"><text:span text:style-name="T4">git branch -r : Lists all remote branches. </text:span></text:span></text:p>
      <text:p text:style-name="P1"><text:span text:style-name="Source_20_Text"><text:span text:style-name="T4"/></text:span></text:p>
      <text:p text:style-name="P1"><text:span text:style-name="Source_20_Text"><text:span text:style-name="T4">git merge –abort</text:span></text:span></text:p>
      <text:p text:style-name="P1"><text:span text:style-name="Source_20_Text"><text:span text:style-name="T4">git merge &lt;branch&gt; : Merges the specified branch into the current branch. </text:span></text:span></text:p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p text:style-name="P1"><text:span text:style-name="Source_20_Text"><text:span text:style-name="T4">git add remote https://repo_here</text:span></text:span></text:p>
      <text:p text:style-name="P1"><text:span text:style-name="Source_20_Text"><text:span text:style-name="T4">git remote -v</text:span></text:span></text:p>
      <text:p text:style-name="P1"><text:span text:style-name="Source_20_Text"><text:span text:style-name="T4">git remote show origin</text:span></text:span></text:p>
      <text:p text:style-name="P1"><text:span text:style-name="Source_20_Text"><text:span text:style-name="T4"/></text:span></text:p>
      <text:p text:style-name="P1"><text:span text:style-name="Source_20_Text"><text:span text:style-name="T4">git remote update</text:span></text:span></text:p>
      <text:p text:style-name="P1"><text:span text:style-name="Source_20_Text"><text:span text:style-name="T4">git push -u origin branch_name</text:span></text:span></text:p>
      <text:p text:style-name="P1"><text:span text:style-name="Source_20_Text"><text:span text:style-name="T4"/></text:span></text:p>
      <text:p text:style-name="P1"><text:span text:style-name="Source_20_Text"><text:span text:style-name="T4">git push --delete origin branch_name_here</text:span></text:span></text:p>
      <text:p text:style-name="P1"><text:span text:style-name="Source_20_Text"><text:span text:style-name="T4"/></text:span></text:p>
      <text:p text:style-name="P1"><text:soft-page-break/><text:span text:style-name="Source_20_Text"><text:span text:style-name="T4">git rebase -i master</text:span></text:span></text:p>
      <text:p text:style-name="P1"><text:span text:style-name="Source_20_Text"><text:span text:style-name="T4"/></text:span></text:p>
      <text:p text:style-name="P1"><text:span text:style-name="Source_20_Text"><text:span text:style-name="T4">git rebase [branch_name] : <text:s/>Apply commits of the current working branch and apply them</text:span></text:span></text:p>
      <text:p text:style-name="P1"><text:span text:style-name="Source_20_Text"><text:span text:style-name="T4">to the HEAD of [branch] to make the history of your branch</text:span></text:span></text:p>
      <text:p text:style-name="P1"><text:span text:style-name="Source_20_Text"><text:span text:style-name="T4">more linear.</text:span></text:span></text:p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p text:style-name="Preformatted_20_Text"><text:span text:style-name="Source_20_Text"><text:span text:style-name="T4"># p, pick = use commit</text:span></text:span></text:p>
      <text:p text:style-name="Preformatted_20_Text"><text:span text:style-name="Source_20_Text"><text:span text:style-name="T4"># r, reword = use commit, but edit the commit message</text:span></text:span></text:p>
      <text:p text:style-name="Preformatted_20_Text"><text:span text:style-name="Source_20_Text"><text:span text:style-name="T4"># e, edit = use commit, but stop for amending</text:span></text:span></text:p>
      <text:p text:style-name="Preformatted_20_Text"><text:span text:style-name="Source_20_Text"><text:span text:style-name="T4"># s, squash = use commit, but meld into previous commit</text:span></text:span></text:p>
      <text:p text:style-name="Preformatted_20_Text"><text:span text:style-name="Source_20_Text"><text:span text:style-name="T4"># f, fixup = like "squash", but discard this commit's log message</text:span></text:span></text:p>
      <text:p text:style-name="Preformatted_20_Text"><text:span text:style-name="Source_20_Text"><text:span text:style-name="T4"># x, exec = run command (the rest of the line) using shell</text:span></text:span></text:p>
      <text:p text:style-name="P1"><text:span text:style-name="Source_20_Text"><text:span text:style-name="T4"># d, drop = remove commit</text:span></text:span></text:p>
      <text:p text:style-name="P1"><text:span text:style-name="Source_20_Text"><text:span text:style-name="T4"/></text:span></text:p>
      <text:p text:style-name="P1"><text:span text:style-name="Source_20_Text"><text:span text:style-name="T4">git push -f</text:span></text:span></text:p>
      <text:p text:style-name="P1"><text:span text:style-name="Source_20_Text"><text:span text:style-name="T4">git status –ignored </text:span></text:span></text:p>
      <text:p text:style-name="P1"><text:span text:style-name="Source_20_Text"><text:span text:style-name="T4"/></text:span></text:p>
      <text:p text:style-name="P1"><text:span text:style-name="Source_20_Text"><text:span text:style-name="T4">git clone –branch &lt;branch_name&gt; &lt;repository_url&gt; </text:span></text:span></text:p>
      <text:p text:style-name="P1"><text:span text:style-name="Source_20_Text"><text:span text:style-name="T4"/></text:span></text:p>
      <text:p text:style-name="P1"><text:span text:style-name="Source_20_Text"><text:span text:style-name="T4">git diff –staged or git diff –cached </text:span></text:span></text:p>
      <text:p text:style-name="P1"><text:span text:style-name="Source_20_Text"><text:span text:style-name="T4"/></text:span></text:p>
      <text:p text:style-name="P1"><text:span text:style-name="Source_20_Text"><text:span text:style-name="T4">git commit -a or git commit –all </text:span></text:span></text:p>
      <text:p text:style-name="P1"><text:span text:style-name="Source_20_Text"><text:span text:style-name="T4">git commit -m “feat: message” </text:span></text:span></text:p>
      <text:p text:style-name="P1"><text:span text:style-name="Source_20_Text"><text:span text:style-name="T4">git commit -m “fix: message” </text:span></text:span></text:p>
      <text:p text:style-name="P1"><text:span text:style-name="Source_20_Text"><text:span text:style-name="T4">git commit -m “chore: message” </text:span></text:span></text:p>
      <text:p text:style-name="P1"><text:span text:style-name="Source_20_Text"><text:span text:style-name="T4">git commit -m “refactor: message” </text:span></text:span></text:p>
      <text:p text:style-name="P1"><text:span text:style-name="Source_20_Text"><text:span text:style-name="T4">git commit -m “docs: message” </text:span></text:span></text:p>
      <text:p text:style-name="P1"><text:span text:style-name="Source_20_Text"><text:span text:style-name="T4">git commit -m “style: message” </text:span></text:span></text:p>
      <text:p text:style-name="P1"><text:soft-page-break/><text:span text:style-name="Source_20_Text"><text:span text:style-name="T4">git commit -m “test: message” </text:span></text:span></text:p>
      <text:p text:style-name="P1"><text:span text:style-name="Source_20_Text"><text:span text:style-name="T4">git commit -m “perf: message” </text:span></text:span></text:p>
      <text:p text:style-name="P6"><text:span text:style-name="Source_20_Text"><text:span text:style-name="T4">git commit -m “ci: message”</text:span></text:span></text:p>
      <text:p text:style-name="P6"><text:span text:style-name="Source_20_Text"><text:span text:style-name="T4">git commit -m “build: message” <text:s/></text:span></text:span></text:p>
      <text:p text:style-name="P6"><text:span text:style-name="Source_20_Text"><text:span text:style-name="T4">git commit -m “revert: message” </text:span></text:span></text:p>
      <text:p text:style-name="P1"><text:span text:style-name="Source_20_Text"><text:span text:style-name="T4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git notes add</text:p>
          </table:table-cell>
          <table:table-cell table:style-name="Tableau1.A1" office:value-type="string">
            <text:p text:style-name="P18">Creates a new note and associates it with an object (commit, tag, etc.).</text:p>
          </table:table-cell>
        </table:table-row>
      </table:table>
      <text:p text:style-name="P1"><text:span text:style-name="Source_20_Text"><text:span text:style-name="T4"/></text:span></text:p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git restore &lt;file&gt;</text:p>
          </table:table-cell>
          <table:table-cell table:style-name="Tableau2.A1" office:value-type="string">
            <text:p text:style-name="P18">Restores the file in the working directory to its state in the last commit.</text:p>
          </table:table-cell>
        </table:table-row>
      </table:table>
      <text:p text:style-name="P13"/>
      <text:p text:style-name="P13"/>
      <text:p text:style-name="P13">git reset –soft &lt;commit&gt; </text:p>
      <text:p text:style-name="P13"/>
      <text:p text:style-name="P13"/>
      <text:p text:style-name="P13">git merge [branch]</text:p>
      <text:p text:style-name="P13">merge the specified branch’s history into the current one</text:p>
      <text:p text:style-name="P12"><text:span text:style-name="Source_20_Text"><text:span text:style-name="T4"/></text:span></text:p>
      <text:p text:style-name="P3"><text:span text:style-name="Source_20_Text"><text:span text:style-name="T4"/></text:span></text:p>
      <text:p text:style-name="P3"><text:span text:style-name="Source_20_Text"><text:span text:style-name="T4">git add . or git add –all </text:span></text:span></text:p>
      <text:p text:style-name="P13"/>
      <text:p text:style-name="P13"/>
      <text:p text:style-name="P13"/>
      <text:p text:style-name="P17">INSPECT &amp; COMPARE</text:p>
      <text:p text:style-name="P13">Examining logs, diffs and object information</text:p>
      <text:p text:style-name="P13"/>
      <text:p text:style-name="P13">git log</text:p>
      <text:p text:style-name="P13">show the commit history for the currently active branch, show all commits in the current branch’s history</text:p>
      <text:p text:style-name="P13"/>
      <text:p text:style-name="P13">git log branchB..branchA</text:p>
      <text:p text:style-name="P13">show the commits on branchA that are not on branchB</text:p>
      <text:p text:style-name="P13"/>
      <text:p text:style-name="P11"><text:span text:style-name="T5">git log &lt;branch-d : </text:span>Displays the commit history of the specified branch. </text:p>
      <text:p text:style-name="P13"/>
      <text:p text:style-name="P13">git log --follow [file]</text:p>
      <text:p text:style-name="P13">show the commits that changed file, even across renames</text:p>
      <text:p text:style-name="P13"/>
      <text:p text:style-name="P13">Show change history for file/directory including diffs</text:p>
      <text:p text:style-name="P13">git log -p [file/directory]</text:p>
      <text:p text:style-name="P13"/>
      <text:p text:style-name="P5"><text:span text:style-name="Source_20_Text"><text:span text:style-name="T4">git log –stat</text:span></text:span></text:p>
      <text:p text:style-name="P5"><text:span text:style-name="Source_20_Text"><text:span text:style-name="T4"/></text:span></text:p>
      <text:p text:style-name="P8"><text:span text:style-name="Source_20_Text"><text:span text:style-name="T5">git log –follow &lt;file&gt; : <text:s/></text:span></text:span><text:span text:style-name="Source_20_Text"><text:span text:style-name="T4">Displays the commit history of a file, including its renames. </text:span></text:span></text:p>
      <text:p text:style-name="P8"><text:span text:style-name="Source_20_Text"><text:span text:style-name="T5"/></text:span></text:p>
      <text:p text:style-name="P8"><text:span text:style-name="Source_20_Text"><text:span text:style-name="T5">git log –all : Displays the commit history of all branches. </text:span></text:span></text:p>
      <text:p text:style-name="P14"><text:soft-page-break/></text:p>
      <text:p text:style-name="P14"/>
      <text:p text:style-name="P4"><text:span text:style-name="Source_20_Text"><text:span text:style-name="T4">git log -p</text:span></text:span></text:p>
      <text:p text:style-name="P7"><text:span text:style-name="Source_20_Text"><text:span text:style-name="T4">git log origin/main</text:span></text:span></text:p>
      <text:p text:style-name="P7"><text:span text:style-name="Source_20_Text"><text:span text:style-name="T4">git log [-n count] : <text:s/>List commit history of current branch. -n count limits list to last</text:span></text:span></text:p>
      <text:p text:style-name="P7"><text:span text:style-name="Source_20_Text"><text:span text:style-name="T4">n commits.</text:span></text:span></text:p>
      <text:p text:style-name="P7"><text:span text:style-name="Source_20_Text"><text:span text:style-name="T4">git log --graph --oneline</text:span></text:span></text:p>
      <text:p text:style-name="P4"><text:span text:style-name="Source_20_Text"><text:span text:style-name="T4">git log --graph --oneline –all</text:span></text:span></text:p>
      <text:p text:style-name="P4"><text:span text:style-name="Source_20_Text"><text:span text:style-name="T4">git log –oneline --graph –decorate : <text:s/>An overview with reference labels and history graph. One</text:span></text:span></text:p>
      <text:p text:style-name="P4"><text:span text:style-name="Source_20_Text"><text:span text:style-name="T4">commit per line.</text:span></text:span></text:p>
      <text:p text:style-name="P15">git log --stat -M</text:p>
      <text:p text:style-name="P15">show all commit logs with indication of any paths that moved</text:p>
      <text:p text:style-name="P15"/>
      <text:p text:style-name="P20"><text:span text:style-name="Strong_20_Emphasis"><text:span text:style-name="T4">git reflog</text:span></text:span></text:p>
      <text:p text:style-name="P21"><text:span text:style-name="Source_20_Text"><text:span text:style-name="T4">The </text:span></text:span><text:span text:style-name="Strong_20_Emphasis"><text:span text:style-name="T4">reflog</text:span></text:span><text:span text:style-name="Source_20_Text"><text:span text:style-name="T4"> records every change that is made in the repository. </text:span></text:span></text:p>
      <text:p text:style-name="P13"/>
      <text:p text:style-name="P13">git diff branchB...branchA</text:p>
      <text:p text:style-name="P13">show the diff of what is in branchA that is not in branchB</text:p>
      <text:p text:style-name="P13"/>
      <text:p text:style-name="P13">git show [SHA]</text:p>
      <text:p text:style-name="P13">show any object in Git in human-readable format</text:p>
      <text:p text:style-name="P13"/>
      <text:p text:style-name="P3"><text:span text:style-name="Source_20_Text"><text:span text:style-name="T4">git show commit-id</text:span></text:span></text:p>
      <text:p text:style-name="P3"><text:span text:style-name="Source_20_Text"><text:span text:style-name="T4"/></text:span></text:p>
      <text:p text:style-name="P3"><text:span text:style-name="Source_20_Text"><text:span text:style-name="T4"/></text:span></text:p>
      <text:p text:style-name="P3"><text:span text:style-name="Source_20_Text"><text:span text:style-name="T4">git diff</text:span></text:span></text:p>
      <text:p text:style-name="Preformatted_20_Text"><text:span text:style-name="Source_20_Text"><text:span text:style-name="T4">git diff all_checks.py</text:span></text:span></text:p>
      <text:p text:style-name="P1"><text:span text:style-name="Source_20_Text"><text:span text:style-name="T4">git diff --staged</text:span></text:span></text:p>
      <text:p text:style-name="P3"><text:span text:style-name="Source_20_Text"><text:span text:style-name="T4"/></text:span></text:p>
      <text:p text:style-name="P9"/>
      <text:p text:style-name="P17">SHARE &amp; UPDATE</text:p>
      <text:p text:style-name="P13">Retrieving updates from another repository and updating local repos</text:p>
      <text:p text:style-name="P13"/>
      <text:p text:style-name="P13">git remote add [alias] [url]</text:p>
      <text:p text:style-name="P13">add a git URL as an alias</text:p>
      <text:p text:style-name="P13"/>
      <text:p text:style-name="P13">git fetch [alias]</text:p>
      <text:p text:style-name="P13">fetch down all the branches from that Git remote</text:p>
      <text:p text:style-name="P13"/>
      <text:p text:style-name="P11"><text:span text:style-name="T5">git fetch &lt;remote&gt; : <text:s/></text:span>Retrieves change from the specified remote repository. </text:p>
      <text:p text:style-name="P11"/>
      <text:p text:style-name="P11"><text:soft-page-break/>git fetch –prune : <text:s/>Removes any remote-tracking branches that no longer exist on the remote repository. </text:p>
      <text:p text:style-name="P13"/>
      <text:p text:style-name="P13">git merge [alias]/[branch]</text:p>
      <text:p text:style-name="P13">merge a remote branch into your current branch to bring it up to date</text:p>
      <text:p text:style-name="P13"/>
      <text:p text:style-name="P19"><text:span text:style-name="Strong_20_Emphasis"><text:span text:style-name="T4">git merge --squash</text:span></text:span></text:p>
      <text:p text:style-name="Text_20_body"><text:span text:style-name="T4">The </text:span><text:span text:style-name="Strong_20_Emphasis"><text:span text:style-name="T4">squash</text:span></text:span><text:span text:style-name="T4"> along with git merge produces the working tree.</text:span></text:p>
      <text:p text:style-name="P3"><text:span text:style-name="Source_20_Text"><text:span text:style-name="T4">git merge --squash origin/main</text:span></text:span></text:p>
      <text:p text:style-name="P13"/>
      <text:p text:style-name="P13"/>
      <text:p text:style-name="P13"/>
      <text:p text:style-name="P13">git push [alias] [branch]</text:p>
      <text:p text:style-name="P13">Transmit local branch commits to the remote repository branch</text:p>
      <text:p text:style-name="P13"/>
      <text:p text:style-name="P29">Push in the local branch:</text:p>
      <text:p text:style-name="P1"><text:span text:style-name="Source_20_Text"><text:span text:style-name="T4">git push -u origin &lt;branch_name&gt;</text:span></text:span></text:p>
      <text:p text:style-name="P22"><text:span text:style-name="Source_20_Text"><text:span text:style-name="T4">To </text:span></text:span><text:span text:style-name="Source_20_Text"><text:span text:style-name="Strong_20_Emphasis"><text:span text:style-name="T4">delete remote branches</text:span></text:span></text:span><text:span text:style-name="Source_20_Text"><text:span text:style-name="T4">, use the following command:</text:span></text:span></text:p>
      <text:p text:style-name="P1"><text:span text:style-name="Source_20_Text"><text:span text:style-name="T4">git push origin --delete &lt;branch_name&gt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git push &lt;remote&gt; &lt;branch&gt; : Pushes local commits to the specified branch of the remote repository. </text:span></text:span></text:p>
      <text:p text:style-name="P1"><text:span text:style-name="Source_20_Text"><text:span text:style-name="T4">git push &lt;remote&gt; : Pushes local commits to the specified remote repository. </text:span></text:span></text:p>
      <text:p text:style-name="P1"><text:span text:style-name="Source_20_Text"><text:span text:style-name="T4">git push –all : <text:s/>Pushes all branches to the remote repository. </text:span></text:span></text:p>
      <text:p text:style-name="P1"><text:span text:style-name="Source_20_Text"><text:span text:style-name="T4"/></text:span></text:p>
      <text:p text:style-name="P13"/>
      <text:p text:style-name="P13">git pull</text:p>
      <text:p text:style-name="P13">fetch and merge any commits from the tracking remote branch</text:p>
      <text:p text:style-name="P13"/>
      <text:p text:style-name="P29">Use the following command to check if there has been any change:</text:p>
      <text:p text:style-name="P1"><text:span text:style-name="Source_20_Text"><text:span text:style-name="T4">git pull &lt;RemoteName&gt; &lt;BranchName&gt;</text:span></text:span></text:p>
      <text:p text:style-name="P10"><text:span text:style-name="Source_20_Text"><text:span text:style-name="T4"><text:s/>git pull –rebase <text:s/> : <text:s/>Fetches changes from the remote repository and rebases the current branch onto the updated branch. </text:span></text:span></text:p>
      <text:p text:style-name="P10"><text:span text:style-name="Source_20_Text"><text:span text:style-name="T4">git pull &lt;remote&gt; : <text:s/>Fetches changes from the specified remote repository and merges them into the current branch. </text:span></text:span></text:p>
      <text:p text:style-name="P15">Fetch the latest changes from origin and rebase</text:p>
      <text:p text:style-name="P16"><text:span text:style-name="Source_20_Text"><text:span text:style-name="T5">git pull –rebase</text:span></text:span></text:p>
      <text:p text:style-name="P22"><text:span text:style-name="Source_20_Text"><text:span text:style-name="Strong_20_Emphasis"><text:span text:style-name="T4">git pull --rebase</text:span></text:span></text:span></text:p>
      <text:p text:style-name="Text_20_body"><text:soft-page-break/><text:span text:style-name="T4">Git rebase is used to rewrite commits from one branch to another branch</text:span></text:p>
      <text:p text:style-name="P1"><text:span text:style-name="Source_20_Text"><text:span text:style-name="T4">git fetch origin head</text:span></text:span></text:p>
      <text:p text:style-name="P13"/>
      <text:p text:style-name="P19"><text:span text:style-name="T4">The following command is used to </text:span><text:span text:style-name="Strong_20_Emphasis"><text:span text:style-name="T4">delete branches</text:span></text:span><text:span text:style-name="T4">:</text:span></text:p>
      <text:p text:style-name="P1"><text:span text:style-name="Source_20_Text"><text:span text:style-name="T4">git delete -d &lt;branch_name&gt;</text:span></text:span></text:p>
      <text:p text:style-name="P13"/>
      <text:p text:style-name="P13"/>
      <text:p text:style-name="P17">TRACKING PATH CHANGES</text:p>
      <text:p text:style-name="P13">Versioning file removes and path changes</text:p>
      <text:p text:style-name="P13"/>
      <text:p text:style-name="P13">git rm [file]</text:p>
      <text:p text:style-name="P13">delete the file from project and stage the removal for commit</text:p>
      <text:p text:style-name="P13"/>
      <text:p text:style-name="P13">git mv [existing-path] [new-path]</text:p>
      <text:p text:style-name="P13">change an existing file path and stage the move</text:p>
      <text:p text:style-name="P11"><text:span text:style-name="T4"/></text:p>
      <text:p text:style-name="P28"/>
      <text:list xml:id="list3782127538" text:style-name="L8">
        <text:list-item>
          <text:p text:style-name="P23"><text:span text:style-name="Strong_20_Emphasis"><text:span text:style-name="T4">git revert</text:span></text:span></text:p>
        </text:list-item>
      </text:list>
      <text:p text:style-name="Text_20_body"><text:span text:style-name="Strong_20_Emphasis"><text:span text:style-name="T4">Revert</text:span></text:span><text:span text:style-name="T4"> simply means to undo the changes. Therefore, it is an undo command in Git.</text:span></text:p>
      <text:p text:style-name="P28"/>
      <text:p text:style-name="P1"><text:span text:style-name="Source_20_Text"><text:span text:style-name="T4">git revert &lt;commit_id&gt;</text:span></text:span></text:p>
      <text:p text:style-name="P1"><text:span text:style-name="Source_20_Text"><text:span text:style-name="T4">git revert -e &lt;commit_id&gt; : <text:s/>Creates a new commit that undoes the changes introduced by the specified commit. </text:span></text:span></text:p>
      <text:p text:style-name="P1"><text:span text:style-name="Source_20_Text"><text:span text:style-name="T4">git revert –no-commit &lt;commit&gt; : Undoes the changes introduced by the specified commit, but does not create a new commit. </text:span></text:span></text:p>
      <text:p text:style-name="Text_20_body"><text:span text:style-name="Strong_20_Emphasis"><text:span text:style-name="T4">git bisect</text:span></text:span><text:span text:style-name="T4"> </text:span></text:p>
      <text:p text:style-name="P28"/>
      <text:list xml:id="list3433692911" text:style-name="L9">
        <text:list-item>
          <text:p text:style-name="P25"><text:span text:style-name="Source_20_Text"><text:span text:style-name="T4">git bisect start</text:span></text:span><text:span text:style-name="T4"> - Starts the bisect </text:span></text:p>
        </text:list-item>
        <text:list-item>
          <text:p text:style-name="P25"><text:span text:style-name="Source_20_Text"><text:span text:style-name="T4">git bisect good v1.0</text:span></text:span><text:span text:style-name="T4"> - Mention the last working commit. </text:span></text:p>
        </text:list-item>
        <text:list-item>
          <text:p text:style-name="P24"><text:span text:style-name="Source_20_Text"><text:span text:style-name="T4">git bisect bad</text:span></text:span><text:span text:style-name="T4">- Mentioning that the current commit has a bug. </text:span></text:p>
        </text:list-item>
      </text:list>
      <text:p text:style-name="P28"/>
      <text:list xml:id="list2811054477" text:style-name="L10">
        <text:list-item>
          <text:p text:style-name="P26"><text:span text:style-name="Strong_20_Emphasis"><text:span text:style-name="T4">git blame</text:span></text:span></text:p>
        </text:list-item>
      </text:list>
      <text:p text:style-name="P28">git blame is used to know who/which commit is responsible for the latest changes in the repository. </text:p>
      <text:p text:style-name="P1"><text:span text:style-name="Source_20_Text"><text:span text:style-name="T4">git blame &lt;file_name&gt;</text:span></text:span></text:p>
      <text:p text:style-name="P28"/>
      <text:list xml:id="list70387753" text:style-name="L11">
        <text:list-item>
          <text:p text:style-name="P27"><text:span text:style-name="Strong_20_Emphasis"><text:span text:style-name="T4">git cherry-pick</text:span></text:span></text:p>
        </text:list-item>
      </text:list>
      <text:p text:style-name="Text_20_body"><text:span text:style-name="T4">Choosing a commit from one branch and applying it to another is known as </text:span><text:span text:style-name="Strong_20_Emphasis"><text:span text:style-name="T4">cherry picking</text:span></text:span><text:span text:style-name="T4"> in Git.</text:span></text:p>
      <text:p text:style-name="P28"><text:soft-page-break/></text:p>
      <text:list xml:id="list3313542209" text:style-name="L12">
        <text:list-item>
          <text:p text:style-name="P30">Visit the branch you want to apply to commit and use the following command:</text:p>
        </text:list-item>
      </text:list>
      <text:p text:style-name="P1"><text:span text:style-name="Source_20_Text"><text:span text:style-name="T4">git switch master</text:span></text:span></text:p>
      <text:list xml:id="list3240157164" text:style-name="L13">
        <text:list-item>
          <text:p text:style-name="P31">Run the following command:</text:p>
        </text:list-item>
      </text:list>
      <text:p text:style-name="P1"><text:span text:style-name="Source_20_Text"><text:span text:style-name="T4">git cherry-pick &lt;commit_id</text:span></text:span></text:p>
      <text:p text:style-name="P28"/>
      <text:p text:style-name="P3"><text:span text:style-name="Source_20_Text"><text:span text:style-name="T4">git submodule add &lt;URL_link&gt;</text:span></text:span></text:p>
      <text:p text:style-name="P13">Submodules are a tool that allows attaching an external repository inside another repository at a specific path. It allows us to keep a git repository as a subdirectory of another git repository. </text:p>
      <text:p text:style-name="P13"/>
      <text:p text:style-name="P19"><text:span text:style-name="Strong_20_Emphasis"><text:span text:style-name="T4">git submodule init</text:span></text:span></text:p>
      <text:p text:style-name="Text_20_body"><text:span text:style-name="Source_20_Text"><text:span text:style-name="T4">git submodule init</text:span></text:span><text:span text:style-name="T4"> is to copy the mapping from .gitmodules file into ./.git/config file.</text:span></text:p>
      <text:p text:style-name="P28"/>
      <text:p text:style-name="Text_20_body"><text:span text:style-name="Source_20_Text"><text:span text:style-name="T4">git subtree </text:span></text:span><text:span text:style-name="T4">lets you nest one repository inside another as a sub-directory. </text:span></text:p>
      <text:p text:style-name="P28"/>
      <text:p text:style-name="P1"><text:span text:style-name="Source_20_Text"><text:span text:style-name="T4">git subtree add --prefix=git-subtree --squash \&lt;Git_repo_link&gt;</text:span></text:span></text:p>
      <text:p text:style-name="P1"><text:span text:style-name="Source_20_Text"><text:span text:style-name="T4">git subtree pull --prefix &lt;URL_link&gt;</text:span></text:span></text:p>
      <text:p text:style-name="P28"/>
      <text:p text:style-name="P13"/>
      <text:p text:style-name="P13"/>
      <text:p text:style-name="P13"/>
      <text:p text:style-name="P17">REWRITE HISTORY</text:p>
      <text:p text:style-name="P13">Rewriting branches, updating commits and clearing history</text:p>
      <text:p text:style-name="P13"/>
      <text:p text:style-name="P13">git rebase [branch]</text:p>
      <text:p text:style-name="P13">apply any commits of current branch ahead of specified one</text:p>
      <text:p text:style-name="P13"/>
      <text:p text:style-name="P13">Unstages file, keeping the file changes</text:p>
      <text:p text:style-name="P13">git reset [file]</text:p>
      <text:p text:style-name="P13"/>
      <text:p text:style-name="P13">Revert everything to the last commit</text:p>
      <text:p text:style-name="P13">git reset --hard [commit]</text:p>
      <text:p text:style-name="P13">clear staging area, rewrite working tree from specified commit</text:p>
      <text:p text:style-name="P13"/>
      <text:p text:style-name="P13">When in doubt, use git help</text:p>
      <text:p text:style-name="P13">git command --help</text:p>
      <text:p text:style-name="P13"/>
      <text:p text:style-name="P13"/>
      <text:p text:style-name="P17">IGNORING PATTERNS</text:p>
      <text:p text:style-name="P13">Preventing unintentional staging or commiting of files</text:p>
      <text:p text:style-name="P13"/>
      <text:p text:style-name="P13">git config --global core.excludesfile [file]</text:p>
      <text:p text:style-name="P13"><text:soft-page-break/>system wide ignore pattern for all local repositories</text:p>
      <text:p text:style-name="P13"/>
      <text:p text:style-name="P13"/>
      <text:p text:style-name="P17">TEMPORARY COMMITS</text:p>
      <text:p text:style-name="P13">Temporarily store modified, tracked files in order to change branches</text:p>
      <text:p text:style-name="P13"/>
      <text:p text:style-name="P13">git stash</text:p>
      <text:p text:style-name="P13">Save modified and staged changes</text:p>
      <text:p text:style-name="P13"/>
      <text:p text:style-name="P13">git stash list</text:p>
      <text:p text:style-name="P13">list stack-order of stashed file changes</text:p>
      <text:p text:style-name="P13"/>
      <text:p text:style-name="P13">git stash pop</text:p>
      <text:p text:style-name="P13">write working from top of stash stack</text:p>
      <text:p text:style-name="P13"/>
      <text:p text:style-name="P13">git stash drop</text:p>
      <text:p text:style-name="P13">discard the changes from top of stash stack</text:p>
      <text:p text:style-name="P13"/>
      <text:p text:style-name="P29">In case, you no longer require a stash, you can delete it with the following command:</text:p>
      <text:p text:style-name="P1"><text:span text:style-name="Source_20_Text"><text:span text:style-name="T4">git stash drop &lt;stash_id&gt;</text:span></text:span></text:p>
      <text:p text:style-name="P29"><text:span text:style-name="T3">i</text:span>f you want to delete all the stashes, simply use:</text:p>
      <text:p text:style-name="P1"><text:span text:style-name="Source_20_Text"><text:span text:style-name="T4">git stash clear</text:span></text:span></text:p>
      <text:p text:style-name="P11"><text:span text:style-name="T5">git remote : <text:s/></text:span>Lists all remote repositories. </text:p>
      <text:p text:style-name="P11"/>
      <text:p text:style-name="P11"/>
      <text:p text:style-name="P11"><text:span text:style-name="T6">git remote add &lt;name&gt; &lt;url&gt; : <text:s/></text:span>Adds a new remote repository with the specified name and URL. 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6T12:27:36.836000000</meta:creation-date>
    <dc:date>2023-11-26T23:41:54.655000000</dc:date>
    <meta:editing-duration>PT32M19S</meta:editing-duration>
    <meta:editing-cycles>7</meta:editing-cycles>
    <meta:generator>LibreOffice/7.3.7.2$Windows_X86_64 LibreOffice_project/e114eadc50a9ff8d8c8a0567d6da8f454beeb84f</meta:generator>
    <meta:document-statistic meta:table-count="2" meta:image-count="0" meta:object-count="0" meta:page-count="11" meta:paragraph-count="270" meta:word-count="1943" meta:character-count="11287" meta:non-whitespace-character-count="9567"/>
  </office:meta>
</office:document-meta>
</file>